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03_12-08-3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02_22-54-41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02_22-54-41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02_22-53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02_22-53-5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02_22-53-5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02_20-10-0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02_18-26-40_000.jpg</text:p>
          </table:table-cell>
          <table:table-cell office:value-type="string">
            <text:p>:m 1*1 RES / free# 3WSUBV 16#1 / ヘブライ語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4-02_17-44-19_000.jpg</text:p>
          </table:table-cell>
          <table:table-cell table:style-name="ce3" office:value-type="string">
            <text:p>:m 読みたい本 宮前図書館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4-02_15-23-08_000.jpg</text:p>
          </table:table-cell>
          <table:table-cell table:style-name="ce3" office:value-type="string">
            <text:p>:m music / 楽譜メモ / kb / et-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4-02_13-01-39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4-02_13-01-0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02_13-01-0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02_13-01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02_13-00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4-02_01-54-41_003.jpg</text:p>
          </table:table-cell>
          <table:table-cell table:style-name="ce3" office:value-type="string">
            <text:p>:m 1*1 RES / free# 4JZVMD 9#1 / リオーダン　電子が跳ね返される / ?+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4-01_23-58-39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4-01_23-58-39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01_23-58-39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4-01_23-58-39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4-01_23-58-39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4-01_21-41-43_000.jpg</text:p>
          </table:table-cell>
          <table:table-cell table:style-name="ce3" office:value-type="string">
            <text:p>:m music / 楽譜メモ / kb / stride-1.p-9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7-04-01_20-44_002.jpg</text:p>
          </table:table-cell>
          <table:table-cell table:style-name="ce3" office:value-type="string">
            <text:p>:m other / サプリ / 買うもの　補充 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01_19-30-41_001.jpg</text:p>
          </table:table-cell>
          <table:table-cell office:value-type="string">
            <text:p>:m 1*1 RES / free# 3WSUBV 15#1 / ヘブライ語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2017-04-01_18-42-41_000.jpg</text:p>
          </table:table-cell>
          <table:table-cell table:style-name="ce3" office:value-type="string">
            <text:p>:m 1*1 prog / 33*5#1 / Image programming / memo / categorize artic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2017/04/03</text:date>, <text:time>13:4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3:43:20.90</dc:date>
    <dc:creator>岩淵 謙</dc:creator>
    <meta:generator>OpenOffice/4.1.3$Win32 OpenOffice.org_project/413m1$Build-9783</meta:generator>
    <meta:editing-duration>PT10M41S</meta:editing-duration>
    <meta:editing-cycles>4</meta:editing-cycles>
    <meta:document-statistic meta:table-count="1" meta:cell-count="78" meta:object-count="0"/>
  </office:meta>
</office:document-meta>
</file>